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B000000B712B202680DC5B904.png" manifest:media-type="image/png"/>
  <manifest:file-entry manifest:full-path="Pictures/10000001000004B1000000F367DD8407AE65636C.png" manifest:media-type="image/png"/>
  <manifest:file-entry manifest:full-path="Pictures/10000001000004B10000020B79F265A7AB6BF79F.png" manifest:media-type="image/png"/>
  <manifest:file-entry manifest:full-path="Pictures/10000001000004C1000000F8F3F2EAC75D3C315B.png" manifest:media-type="image/png"/>
  <manifest:file-entry manifest:full-path="Pictures/100000010000057A0000013700A25796F69AE610.png" manifest:media-type="image/png"/>
  <manifest:file-entry manifest:full-path="Pictures/10000001000004B10000020BDA1C3A1887A6A331.png" manifest:media-type="image/png"/>
  <manifest:file-entry manifest:full-path="Pictures/10000001000004090000020BF5AE952F6F0D69A6.png" manifest:media-type="image/png"/>
  <manifest:file-entry manifest:full-path="Pictures/100000010000043C00000267D912262DA2FA7520.png" manifest:media-type="image/png"/>
  <manifest:file-entry manifest:full-path="Pictures/10000001000004FB00000274572407BE0ABBE08A.png" manifest:media-type="image/png"/>
  <manifest:file-entry manifest:full-path="Pictures/1000000100000558000002998C4E81CAECB34F43.png" manifest:media-type="image/png"/>
  <manifest:file-entry manifest:full-path="Pictures/1000000100000411000002744A9DAF95D29B5378.png" manifest:media-type="image/png"/>
  <manifest:file-entry manifest:full-path="Pictures/10000001000004FF0000034906A146F0E57F1AB9.png" manifest:media-type="image/png"/>
  <manifest:file-entry manifest:full-path="Pictures/100000010000053100000274131B6907E8381532.png" manifest:media-type="image/png"/>
  <manifest:file-entry manifest:full-path="Pictures/1000000100000531000002746A402A2A31458B05.png" manifest:media-type="image/png"/>
  <manifest:file-entry manifest:full-path="Pictures/100000010000058A000001A18F273466987E9429.png" manifest:media-type="image/png"/>
  <manifest:file-entry manifest:full-path="Pictures/100000010000076D0000032F5545ED5F187DDD17.png" manifest:media-type="image/png"/>
  <manifest:file-entry manifest:full-path="Pictures/10000001000004C1000002744787E44F33830CFB.png" manifest:media-type="image/png"/>
  <manifest:file-entry manifest:full-path="Pictures/100000010000042F0000024D57EC6D9114C922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563in" svg:y="-0.2626in" svg:width="6.6929in" svg:height="1.3638in" draw:z-index="0"><draw:image xlink:href="Pictures/10000001000004C1000000F8F3F2EAC75D3C315B.png" xlink:type="simple" xlink:show="embed" xlink:actuate="onLoad" draw:mime-type="image/png"/></draw:frame></text:p>
      <text:p text:style-name="Standard"><draw:frame draw:style-name="fr1" draw:name="Image2" text:anchor-type="char" svg:x="0.1563in" svg:y="0.1362in" svg:width="6.6929in" svg:height="3.4535in" draw:z-index="1"><draw:image xlink:href="Pictures/10000001000004C1000002744787E44F33830CFB.png" xlink:type="simple" xlink:show="embed" xlink:actuate="onLoad" draw:mime-type="image/png"/></draw:frame></text:p>
      <text:p text:style-name="Standard"><draw:frame draw:style-name="fr1" draw:name="Image3" text:anchor-type="char" svg:x="0.2118in" svg:y="0.0346in" svg:width="6.6929in" svg:height="3.2965in" draw:z-index="2"><draw:image xlink:href="Pictures/10000001000004FB00000274572407BE0ABBE08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width="6.6929in" svg:height="1.4839in" draw:z-index="3"><draw:image xlink:href="Pictures/100000010000057A0000013700A25796F69AE610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5" text:anchor-type="char" svg:width="6.6929in" svg:height="3.7972in" draw:z-index="4"><draw:image xlink:href="Pictures/100000010000043C00000267D912262DA2FA7520.png" xlink:type="simple" xlink:show="embed" xlink:actuate="onLoad" draw:mime-type="image/png"/></draw:frame></text:p>
      <text:p text:style-name="Standard"/>
      <text:p text:style-name="Standard"><draw:frame draw:style-name="fr2" draw:name="Image6" text:anchor-type="char" svg:width="6.6929in" svg:height="3.2535in" draw:z-index="5"><draw:image xlink:href="Pictures/1000000100000558000002998C4E81CAECB34F43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7" text:anchor-type="char" svg:x="-0.2429in" svg:y="-0.2598in" svg:width="6.6929in" svg:height="3.0992in" draw:z-index="6"><draw:image xlink:href="Pictures/1000000100000411000002744A9DAF95D29B5378.png" xlink:type="simple" xlink:show="embed" xlink:actuate="onLoad" draw:mime-type="image/png"/></draw:frame><draw:frame draw:style-name="fr1" draw:name="Image8" text:anchor-type="char" svg:x="-0.2256in" svg:y="2.9098in" svg:width="6.6929in" svg:height="3.1626in" draw:z-index="7"><draw:image xlink:href="Pictures/100000010000053100000274131B6907E8381532.png" xlink:type="simple" xlink:show="embed" xlink:actuate="onLoad" draw:mime-type="image/png"/></draw:frame><draw:frame draw:style-name="fr1" draw:name="Image9" text:anchor-type="char" svg:x="-0.1736in" svg:y="6.2516in" svg:width="6.6929in" svg:height="3.1626in" draw:z-index="8"><draw:image xlink:href="Pictures/1000000100000531000002746A402A2A31458B05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10" text:anchor-type="char" svg:x="0in" svg:y="0.1409in" svg:width="6.6929in" svg:height="1.9681in" draw:z-index="9"><draw:image xlink:href="Pictures/100000010000058A000001A18F273466987E9429.png" xlink:type="simple" xlink:show="embed" xlink:actuate="onLoad" draw:mime-type="image/png"/></draw:frame><text:soft-page-break/></text:p>
      <text:p text:style-name="Standard"><draw:frame draw:style-name="fr1" draw:name="Image11" text:anchor-type="char" svg:x="0.0866in" svg:y="0.111in" svg:width="6.6929in" svg:height="2.8693in" draw:z-index="10"><draw:image xlink:href="Pictures/100000010000076D0000032F5545ED5F187DDD17.png" xlink:type="simple" xlink:show="embed" xlink:actuate="onLoad" draw:mime-type="image/png"/></draw:frame></text:p>
      <text:p text:style-name="Standard"><draw:frame draw:style-name="fr1" draw:name="Image12" text:anchor-type="char" svg:x="0.1043in" svg:y="0.0244in" svg:width="6.6929in" svg:height="3.7311in" draw:z-index="11"><draw:image xlink:href="Pictures/10000001000004FF0000034906A146F0E57F1A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13" text:anchor-type="char" svg:x="0.1043in" svg:y="-0.152in" svg:width="6.6929in" svg:height="3.6807in" draw:z-index="12"><draw:image xlink:href="Pictures/100000010000042F0000024D57EC6D9114C922DB.png" xlink:type="simple" xlink:show="embed" xlink:actuate="onLoad" draw:mime-type="image/png"/></draw:frame><draw:frame draw:style-name="fr1" draw:name="Image14" text:anchor-type="char" svg:x="0.0866in" svg:y="3.6882in" svg:width="6.6929in" svg:height="2.539in" draw:z-index="13"><draw:image xlink:href="Pictures/10000001000004090000020BF5AE952F6F0D69A6.png" xlink:type="simple" xlink:show="embed" xlink:actuate="onLoad" draw:mime-type="image/png"/></draw:frame><text:soft-page-break/></text:p>
      <text:p text:style-name="Standard"><draw:frame draw:style-name="fr1" draw:name="Image15" text:anchor-type="char" svg:x="0.1043in" svg:y="2.8874in" svg:width="6.6929in" svg:height="2.9146in" draw:z-index="14"><draw:image xlink:href="Pictures/10000001000004B10000020BDA1C3A1887A6A3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16" text:anchor-type="char" svg:width="6.6929in" svg:height="2.9146in" draw:z-index="15"><draw:image xlink:href="Pictures/10000001000004B10000020B79F265A7AB6BF79F.png" xlink:type="simple" xlink:show="embed" xlink:actuate="onLoad" draw:mime-type="image/png"/></draw:frame><draw:frame draw:style-name="fr1" draw:name="Image17" text:anchor-type="char" svg:x="0in" svg:y="3.072in" svg:width="6.6929in" svg:height="1.3543in" draw:z-index="16"><draw:image xlink:href="Pictures/10000001000004B1000000F367DD8407AE65636C.png" xlink:type="simple" xlink:show="embed" xlink:actuate="onLoad" draw:mime-type="image/png"/></draw:frame><draw:frame draw:style-name="fr1" draw:name="Image18" text:anchor-type="char" svg:x="0in" svg:y="4.6016in" svg:width="6.6929in" svg:height="1.572in" draw:z-index="17"><draw:image xlink:href="Pictures/100000010000030B000000B712B202680DC5B90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2:11:54.859256566</meta:creation-date>
    <dc:date>2023-09-29T07:04:58.747480100</dc:date>
    <meta:editing-duration>PT24M7S</meta:editing-duration>
    <meta:editing-cycles>3</meta:editing-cycles>
    <meta:generator>LibreOffice/7.3.7.2$Linux_X86_64 LibreOffice_project/30$Build-2</meta:generator>
    <meta:document-statistic meta:table-count="0" meta:image-count="18" meta:object-count="0" meta:page-count="7" meta:paragraph-count="0" meta:word-count="0" meta:character-count="0" meta:non-whitespace-character-count="0"/>
  </office:meta>
</office:document-meta>
</file>